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Yu Gothic UI Semilight" svg:font-family="Yu Gothic UI Semilight" style:font-family-generic="swiss" style:font-pitch="variable" svg:panose-1="2 11 4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3"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 style:parent-style-name="DefaultParagraphFont" style:family="text">
      <style:text-properties style:font-name="Segoe UI Emoji" style:font-name-asian="Yu Gothic UI Semilight" style:font-name-complex="Segoe UI Emoji" fo:font-size="12pt" style:font-size-asian="12pt" style:font-size-complex="12pt" fo:language="en" fo:country="GH" style:language-asian="en" style:country-asian="GH"/>
    </style:style>
    <style:style style:name="T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0"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2" style:parent-style-name="DefaultParagraphFont" style:family="text">
      <style:text-properties style:font-name="Segoe UI Emoji" style:font-name-asian="Yu Gothic UI Semilight" style:font-name-complex="Segoe UI Emoji" fo:font-size="12pt" style:font-size-asian="12pt" style:font-size-complex="12pt" fo:language="en" fo:country="GH" style:language-asian="en" style:country-asian="GH"/>
    </style:style>
    <style:style style:name="T13" style:parent-style-name="DefaultParagraphFont" style:family="text">
      <style:text-properties style:font-name="Yu Gothic UI Semilight" style:font-name-asian="Yu Gothic UI Semilight" style:font-name-complex="Segoe UI Emoji" fo:font-size="12pt" style:font-size-asian="12pt" style:font-size-complex="12pt" fo:language="en" fo:country="GH" style:language-asian="en" style:country-asian="GH"/>
    </style:style>
    <style:style style:name="T14"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5" style:parent-style-name="DefaultParagraphFont" style:family="text">
      <style:text-properties style:font-name="Yu Gothic UI Semilight" style:font-name-asian="Yu Gothic UI Semilight" style:font-name-complex="Times New Roman" fo:color="#0000FF" fo:font-size="12pt" style:font-size-asian="12pt" style:font-size-complex="12pt" style:text-underline-type="single" style:text-underline-style="solid" style:text-underline-width="auto" style:text-underline-mode="continuous" fo:language="en" fo:country="GH" style:language-asian="en" style:country-asian="GH"/>
    </style:style>
    <style:style style:name="T1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9" style:parent-style-name="DefaultParagraphFont" style:family="text">
      <style:text-properties style:font-name="Segoe UI Emoji" style:font-name-asian="Yu Gothic UI Semilight" style:font-name-complex="Segoe UI Emoji" fo:font-size="12pt" style:font-size-asian="12pt" style:font-size-complex="12pt" fo:language="en" fo:country="GH" style:language-asian="en" style:country-asian="GH"/>
    </style:style>
    <style:style style:name="T20"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21" style:parent-style-name="DefaultParagraphFont" style:family="text">
      <style:text-properties style:font-name="Yu Gothic UI Semilight" style:font-name-asian="Yu Gothic UI Semilight" style:font-name-complex="Times New Roman" fo:color="#0000FF" fo:font-size="12pt" style:font-size-asian="12pt" style:font-size-complex="12pt" style:text-underline-type="single" style:text-underline-style="solid" style:text-underline-width="auto" style:text-underline-mode="continuous" fo:language="en" fo:country="GH" style:language-asian="en" style:country-asian="GH"/>
    </style:style>
    <style:style style:name="P22" style:parent-style-name="Normal" style:family="paragraph">
      <style:paragraph-properties fo:margin-bottom="0in" fo:line-height="100%"/>
    </style:style>
    <style:style style:name="T23"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26"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27" style:parent-style-name="Normal" style:family="paragraph">
      <style:paragraph-properties fo:margin-top="0.0694in" fo:margin-bottom="0.0694in" fo:line-height="100%"/>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28" style:parent-style-name="Normal" style:family="paragraph">
      <style:paragraph-properties fo:margin-bottom="0in" fo:line-height="100%"/>
    </style:style>
    <style:style style:name="T2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30" style:parent-style-name="Normal" style:family="paragraph">
      <style:paragraph-properties fo:margin-top="0.0694in" fo:margin-bottom="0.0694in" fo:line-height="100%"/>
    </style:style>
    <style:style style:name="T31"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32"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3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3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3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3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4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42"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43"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44"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4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4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47" style:parent-style-name="Normal" style:family="paragraph">
      <style:paragraph-properties fo:margin-bottom="0in" fo:line-height="100%"/>
    </style:style>
    <style:style style:name="T4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51"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54"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55"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5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57"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5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5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0"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63"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4"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6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6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72"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3"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74"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5"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7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7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82"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83"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84"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85"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8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8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8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89" style:parent-style-name="Normal" style:family="paragraph">
      <style:paragraph-properties fo:margin-top="0.0694in" fo:margin-bottom="0.0694in" fo:line-height="100%"/>
    </style:style>
    <style:style style:name="T90"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9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92"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93"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94"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9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9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97" style:parent-style-name="Normal" style:family="paragraph">
      <style:paragraph-properties fo:margin-bottom="0in" fo:line-height="100%"/>
    </style:style>
    <style:style style:name="T9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99" style:parent-style-name="Normal" style:family="paragraph">
      <style:paragraph-properties fo:margin-top="0.0694in" fo:margin-bottom="0.0694in" fo:line-height="100%"/>
    </style:style>
    <style:style style:name="T100"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101"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102" style:parent-style-name="Normal" style:family="paragraph">
      <style:paragraph-properties fo:margin-top="0.0694in" fo:margin-bottom="0.0694in" fo:line-height="100%"/>
    </style:style>
    <style:style style:name="T103"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04"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0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0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0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10"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1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12"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13" style:parent-style-name="Normal" style:family="paragraph">
      <style:paragraph-properties fo:margin-top="0.0694in" fo:margin-bottom="0.0694in" fo:line-height="100%"/>
    </style:style>
    <style:style style:name="T114"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15"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1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1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18" style:parent-style-name="Normal" style:family="paragraph">
      <style:paragraph-properties fo:margin-top="0.0694in" fo:margin-bottom="0.0694in" fo:line-height="100%"/>
    </style:style>
    <style:style style:name="T119"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20"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2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22"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23" style:parent-style-name="Normal" style:family="paragraph">
      <style:paragraph-properties fo:margin-top="0.0694in" fo:margin-bottom="0.0694in" fo:line-height="100%"/>
    </style:style>
    <style:style style:name="T124"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25"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26"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2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30"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3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32" style:parent-style-name="Normal" style:family="paragraph">
      <style:paragraph-properties fo:margin-top="0.0694in" fo:margin-bottom="0.0694in" fo:line-height="100%"/>
    </style:style>
    <style:style style:name="T133" style:parent-style-name="DefaultParagraphFont" style:family="text">
      <style:text-properties style:font-name="Segoe UI Emoji" style:font-name-asian="Yu Gothic UI Semilight" style:font-name-complex="Segoe UI Emoji" fo:font-weight="bold" style:font-weight-asian="bold" style:font-weight-complex="bold" fo:font-size="12pt" style:font-size-asian="12pt" style:font-size-complex="12pt" fo:language="en" fo:country="GH" style:language-asian="en" style:country-asian="GH"/>
    </style:style>
    <style:style style:name="T134"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3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36" style:parent-style-name="Normal" style:family="paragraph">
      <style:paragraph-properties fo:margin-bottom="0in" fo:line-height="100%"/>
    </style:style>
    <style:style style:name="T13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38" style:parent-style-name="Normal" style:family="paragraph">
      <style:paragraph-properties fo:margin-top="0.0694in" fo:margin-bottom="0.0694in" fo:line-height="100%"/>
    </style:style>
    <style:style style:name="T139"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140"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141" style:parent-style-name="Normal" style:family="paragraph">
      <style:paragraph-properties fo:margin-top="0.0694in" fo:margin-bottom="0.0694in" fo:line-height="100%"/>
    </style:style>
    <style:style style:name="T142"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43"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44"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14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46"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P147" style:parent-style-name="Normal" style:family="paragraph">
      <style:paragraph-properties fo:margin-top="0.0694in" fo:margin-bottom="0.0694in" fo:line-height="100%"/>
    </style:style>
    <style:style style:name="T148"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49"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50"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151"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52"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P153" style:parent-style-name="Normal" style:family="paragraph">
      <style:paragraph-properties fo:margin-top="0.0694in" fo:margin-bottom="0.0694in" fo:line-height="100%"/>
    </style:style>
    <style:style style:name="T154"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5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56"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T15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58" style:parent-style-name="DefaultParagraphFont" style:family="text">
      <style:text-properties style:font-name="Yu Gothic UI Semilight" style:font-name-asian="Yu Gothic UI Semilight" style:font-name-complex="Times New Roman" fo:font-style="italic" style:font-style-asian="italic" style:font-style-complex="italic" fo:font-size="12pt" style:font-size-asian="12pt" style:font-size-complex="12pt" fo:language="en" fo:country="GH" style:language-asian="en" style:country-asian="GH"/>
    </style:style>
    <style:style style:name="P159" style:parent-style-name="Normal" style:family="paragraph">
      <style:paragraph-properties fo:margin-bottom="0in" fo:line-height="100%"/>
    </style:style>
    <style:style style:name="T160"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P161" style:parent-style-name="Normal" style:family="paragraph">
      <style:paragraph-properties fo:margin-top="0.0694in" fo:margin-bottom="0.0694in" fo:line-height="100%"/>
    </style:style>
    <style:style style:name="T162" style:parent-style-name="DefaultParagraphFont" style:family="text">
      <style:text-properties style:font-name="Segoe UI Emoji" style:font-name-asian="Yu Gothic UI Semilight" style:font-name-complex="Segoe UI Emoji" fo:font-weight="bold" style:font-weight-asian="bold" style:font-weight-complex="bold" fo:font-size="13.5pt" style:font-size-asian="13.5pt" style:font-size-complex="13.5pt" fo:language="en" fo:country="GH" style:language-asian="en" style:country-asian="GH"/>
    </style:style>
    <style:style style:name="T163" style:parent-style-name="DefaultParagraphFont" style:family="text">
      <style:text-properties style:font-name="Yu Gothic UI Semilight" style:font-name-asian="Yu Gothic UI Semilight" style:font-name-complex="Times New Roman" fo:font-weight="bold" style:font-weight-asian="bold" style:font-weight-complex="bold" fo:font-size="13.5pt" style:font-size-asian="13.5pt" style:font-size-complex="13.5pt" fo:language="en" fo:country="GH" style:language-asian="en" style:country-asian="GH"/>
    </style:style>
    <style:style style:name="P164" style:parent-style-name="Normal" style:family="paragraph">
      <style:paragraph-properties fo:margin-top="0.0694in" fo:margin-bottom="0.0694in" fo:line-height="100%"/>
    </style:style>
    <style:style style:name="T165"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66"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67"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68"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name="T169" style:parent-style-name="DefaultParagraphFont" style:family="text">
      <style:text-properties style:font-name="Yu Gothic UI Semilight" style:font-name-asian="Yu Gothic UI Semilight" style:font-name-complex="Times New Roman" fo:font-weight="bold" style:font-weight-asian="bold" style:font-weight-complex="bold" fo:font-size="12pt" style:font-size-asian="12pt" style:font-size-complex="12pt" fo:language="en" fo:country="GH" style:language-asian="en" style:country-asian="GH"/>
    </style:style>
    <style:style style:name="T170" style:parent-style-name="DefaultParagraphFont" style:family="text">
      <style:text-properties style:font-name="Yu Gothic UI Semilight" style:font-name-asian="Yu Gothic UI Semilight" style:font-name-complex="Times New Roman" fo:font-size="12pt" style:font-size-asian="12pt" style:font-size-complex="12pt" fo:language="en" fo:country="GH" style:language-asian="en" style:country-asian="GH"/>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text:span text:style-name="T2">📌</text:span><text:span text:style-name="T3"><text:s/>Patience Grace Affel</text:span></text:h>
      <text:p text:style-name="P4"><text:span text:style-name="T5">Junior Frontend Developer | Digital Marketer</text:span><text:span text:style-name="T6"><text:line-break/></text:span><text:span text:style-name="T7">📞</text:span><text:span text:style-name="T8"><text:s/>+233 50 945 9284</text:span><text:span text:style-name="T9"> </text:span><text:span text:style-name="T10">|</text:span><text:span text:style-name="T11"> </text:span><text:span text:style-name="T12">✉</text:span><text:span text:style-name="T13">️</text:span><text:span text:style-name="T14"><text:s/></text:span><text:a xlink:href="mailto:gpatience14@gmail.com" office:target-frame-name="_top" xlink:show="replace"><text:span text:style-name="T15">gpatience14@gmail.com</text:span></text:a><text:span text:style-name="T16"> </text:span><text:span text:style-name="T17">|</text:span><text:span text:style-name="T18"> </text:span><text:span text:style-name="T19">🔗</text:span><text:span text:style-name="T20"><text:s/></text:span><text:a xlink:href="https://www.linkedin.com/in/patience-affel-794746370" office:target-frame-name="_top" xlink:show="replace"><text:span text:style-name="T21">LinkedIn</text:span></text:a></text:p>
      <text:p text:style-name="P22"><text:span text:style-name="T23"><draw:custom-shape svg:x="0in" svg:y="0in" svg:width="45.51042in" svg:height="0.00139in" draw:z-index="0" draw:id="id0" draw:style-name="a0" draw:name="Horizontal Line 2" text:anchor-type="as-char"><svg:title/><svg:desc/><draw:enhanced-geometry draw:type="non-primitive" svg:viewBox="0 0 21600 21600" draw:enhanced-path="M 0 0 L 21600 0 21600 21600 0 21600 Z N"/></draw:custom-shape></text:span></text:p>
      <text:h text:style-name="P24" text:outline-level="3"><text:span text:style-name="T25">💼</text:span><text:span text:style-name="T26"><text:s/>Professional Summary</text:span></text:h>
      <text:p text:style-name="P27">Junior Frontend Developer with a strong foundation in digital marketing and a degree in Political Science and French. A graduate of the MEST Web Development Program, currently interning at BTL Territories as a Frontend Developer. Experienced in crafting user-centric digital solutions through responsive design, interactive components, and content strategies. Adept at building dynamic web interfaces using HTML, CSS, JavaScript, and React, while leveraging marketing tools like Canva, Buffer, and Google Ads to drive audience engagement and brand growth.</text:p>
      <text:p text:style-name="P28"><text:span text:style-name="T29"><draw:custom-shape svg:x="0in" svg:y="0in" svg:width="45.51042in" svg:height="0.00139in" draw:z-index="0" draw:id="id1" draw:style-name="a1" draw:name="Horizontal Line 3" text:anchor-type="as-char"><svg:title/><svg:desc/><draw:enhanced-geometry draw:type="non-primitive" svg:viewBox="0 0 21600 21600" draw:enhanced-path="M 0 0 L 21600 0 21600 21600 0 21600 Z N"/></draw:custom-shape></text:span></text:p>
      <text:h text:style-name="P30" text:outline-level="3"><text:span text:style-name="T31">🛠</text:span><text:span text:style-name="T32">️ Skills</text:span></text:h>
      <text:p text:style-name="P33"><text:span text:style-name="T34">Technical Skills</text:span><text:span text:style-name="T35"><text:line-break/>• HTML, CSS, JavaScript, Tailwind</text:span><text:span text:style-name="T36"><text:line-break/>• React</text:span><text:span text:style-name="T37"><text:line-break/>• Git &amp; GitHub</text:span><text:span text:style-name="T38"><text:line-break/>• Responsive UI, DOM Manipulation, Component Architecture</text:span></text:p>
      <text:p text:style-name="P39"><text:span text:style-name="T40">Marketing &amp; Content</text:span><text:span text:style-name="T41"><text:line-break/>• Canva, CapCut, Unsplash</text:span><text:span text:style-name="T42"><text:line-break/>• Buffer, Ecwid</text:span><text:span text:style-name="T43"><text:line-break/>• Google Ads, Google Analytics</text:span><text:span text:style-name="T44"><text:line-break/>• MailChimp, Email Marketing</text:span><text:span text:style-name="T45"><text:line-break/>• Google Trends, Microsoft Office</text:span><text:span text:style-name="T46"><text:line-break/>• SPSS</text:span></text:p>
      <text:p text:style-name="P47"><text:span text:style-name="T48"><draw:custom-shape svg:x="0in" svg:y="0in" svg:width="45.51042in" svg:height="0.00139in" draw:z-index="0" draw:id="id2" draw:style-name="a2" draw:name="Horizontal Line 4" text:anchor-type="as-char"><svg:title/><svg:desc/><draw:enhanced-geometry draw:type="non-primitive" svg:viewBox="0 0 21600 21600" draw:enhanced-path="M 0 0 L 21600 0 21600 21600 0 21600 Z N"/></draw:custom-shape></text:span></text:p>
      <text:soft-page-break/>
      <text:h text:style-name="P49" text:outline-level="3"><text:span text:style-name="T50">💼</text:span><text:span text:style-name="T51"><text:s/>Experience</text:span></text:h>
      <text:p text:style-name="P52"><text:span text:style-name="T53">BTL Territories</text:span><text:span text:style-name="T54"><text:s/>—<text:s/></text:span><text:span text:style-name="T55">Frontend Developer Intern</text:span><text:span text:style-name="T56"><text:line-break/></text:span><text:span text:style-name="T57">Remote | Jul 2025 – Present</text:span><text:span text:style-name="T58"><text:line-break/>• Contributing to frontend development projects using React and Tailwind CSS</text:span><text:span text:style-name="T59"><text:line-break/>• Collaborating with UI/UX and backend teams</text:span><text:span text:style-name="T60"><text:line-break/>• Practicing component-based architecture and responsive layouts</text:span></text:p>
      <text:p text:style-name="P61"><text:span text:style-name="T62">Freelance Digital Marketer</text:span><text:span text:style-name="T63"><text:line-break/></text:span><text:span text:style-name="T64">Remote | 2022 – Present</text:span><text:span text:style-name="T65"><text:line-break/>• Planned and executed social media strategies for businesses, restaurants, and an online store</text:span><text:span text:style-name="T66"><text:line-break/>• Created video content and graphics using Canva and CapCut</text:span><text:span text:style-name="T67"><text:line-break/>• Scheduled and managed posts using Buffer</text:span><text:span text:style-name="T68"><text:line-break/>• Ran targeted Facebook/Instagram ads, tracked with Google Analytics</text:span><text:span text:style-name="T69"><text:line-break/>• Improved brand visibility and engagement consistently</text:span></text:p>
      <text:p text:style-name="P70"><text:span text:style-name="T71">LesniceRutherford Company</text:span><text:span text:style-name="T72"><text:s/>—<text:s/></text:span><text:span text:style-name="T73">Marketer &amp; Graphic Designer</text:span><text:span text:style-name="T74"><text:line-break/></text:span><text:span text:style-name="T75">Croydon, UK | Aug 2024 – Jan 2025</text:span><text:span text:style-name="T76"><text:line-break/>• Managed social media for a cleaning/property maintenance brand</text:span><text:span text:style-name="T77"><text:line-break/>• Increased audience engagement by 118%</text:span><text:span text:style-name="T78"><text:line-break/>• Produced and scheduled content via Buffer</text:span><text:span text:style-name="T79"><text:line-break/>• Designed visuals using Canva and CapCut</text:span></text:p>
      <text:p text:style-name="P80"><text:span text:style-name="T81">LesniceRutherford Company</text:span><text:span text:style-name="T82"><text:s/>—<text:s/></text:span><text:span text:style-name="T83">Sales Personnel</text:span><text:span text:style-name="T84"><text:line-break/></text:span><text:span text:style-name="T85">Croydon, UK | Jan 2024 – Aug 2024</text:span><text:span text:style-name="T86"><text:line-break/>• Sourced clients via Bark &amp; MyConstructor</text:span><text:span text:style-name="T87"><text:line-break/>• Created branded business profiles</text:span><text:span text:style-name="T88"><text:line-break/>• Provided service solutions and closed deals</text:span></text:p>
      <text:p text:style-name="P89"><text:span text:style-name="T90">Streamline Africa Ltd</text:span><text:span text:style-name="T91"><text:s/>—<text:s/></text:span><text:span text:style-name="T92">Article Writer</text:span><text:span text:style-name="T93"><text:line-break/></text:span><text:span text:style-name="T94">Remote | 2022</text:span><text:span text:style-name="T95"><text:line-break/>• Wrote SEO-rich content on global personalities</text:span><text:span text:style-name="T96"><text:line-break/>• Delivered consistent, high-quality articles on deadline</text:span></text:p>
      <text:soft-page-break/>
      <text:p text:style-name="P97"><text:span text:style-name="T98"><draw:custom-shape svg:x="0in" svg:y="0in" svg:width="45.51042in" svg:height="0.00139in" draw:z-index="0" draw:id="id3" draw:style-name="a3" draw:name="Horizontal Line 5" text:anchor-type="as-char"><svg:title/><svg:desc/><draw:enhanced-geometry draw:type="non-primitive" svg:viewBox="0 0 21600 21600" draw:enhanced-path="M 0 0 L 21600 0 21600 21600 0 21600 Z N"/></draw:custom-shape></text:span></text:p>
      <text:h text:style-name="P99" text:outline-level="3"><text:span text:style-name="T100">🚀</text:span><text:span text:style-name="T101"><text:s/>Projects</text:span></text:h>
      <text:p text:style-name="P102"><text:span text:style-name="T103">🔹</text:span><text:span text:style-name="T104"><text:s/>BizBoost Campaign</text:span><text:span text:style-name="T105"><text:line-break/>• Managed a month-long digital campaign for a service business</text:span><text:span text:style-name="T106"><text:line-break/>• Designed visuals with Canva, created video content with CapCut, and scheduled posts using Buffer</text:span><text:span text:style-name="T107"><text:line-break/>• Boosted social media engagement by 100%</text:span></text:p>
      <text:p text:style-name="P108"><text:span text:style-name="T109">🔹</text:span><text:span text:style-name="T110"><text:s/>Social Media Content System</text:span><text:span text:style-name="T111"><text:line-break/>• Built a reusable weekly content system for small businesses and restaurant accounts</text:span><text:span text:style-name="T112"><text:line-break/>• Included Canva templates, posting guides, and analytics tracking</text:span></text:p>
      <text:p text:style-name="P113"><text:span text:style-name="T114">🔹</text:span><text:span text:style-name="T115"><text:s/>Restaurant Marketing Campaign</text:span><text:span text:style-name="T116"><text:line-break/>• Designed visuals, scheduled reels/stories, and grew Instagram following for a food brand</text:span><text:span text:style-name="T117"><text:line-break/>• Handled both creative strategy and execution</text:span></text:p>
      <text:p text:style-name="P118"><text:span text:style-name="T119">🔹</text:span><text:span text:style-name="T120"><text:s/>Online Store Marketing</text:span><text:span text:style-name="T121"><text:line-break/>• Managed and promoted a digital storefront with content calendars, product posts, and email updates</text:span><text:span text:style-name="T122"><text:line-break/>• Built awareness and increased product visibility through organic content and paid campaigns</text:span></text:p>
      <text:p text:style-name="P123"><text:span text:style-name="T124">🔹</text:span><text:span text:style-name="T125"><text:s/>Portfolio Website</text:span><text:span text:style-name="T126"><text:line-break/>• Designed and built a responsive personal website using HTML, CSS, and JavaScript</text:span><text:span text:style-name="T127"><text:line-break/>• Featured project gallery and contact form</text:span></text:p>
      <text:p text:style-name="P128"><text:span text:style-name="T129">🔹</text:span><text:span text:style-name="T130"><text:s/>Dynamic Product Card</text:span><text:span text:style-name="T131"><text:line-break/>• Created an animated product card with hover effects, pricing display, and responsive layout</text:span></text:p>
      <text:p text:style-name="P132"><text:span text:style-name="T133">🔹</text:span><text:span text:style-name="T134"><text:s/>Wedding &amp; Restaurant Pages</text:span><text:span text:style-name="T135"><text:line-break/>• Designed static, themed pages using HTML/CSS to simulate real-world branding applications</text:span></text:p>
      <text:soft-page-break/>
      <text:p text:style-name="P136"><text:span text:style-name="T137"><draw:custom-shape svg:x="0in" svg:y="0in" svg:width="45.51042in" svg:height="0.00139in" draw:z-index="0" draw:id="id4" draw:style-name="a4" draw:name="Horizontal Line 6" text:anchor-type="as-char"><svg:title/><svg:desc/><draw:enhanced-geometry draw:type="non-primitive" svg:viewBox="0 0 21600 21600" draw:enhanced-path="M 0 0 L 21600 0 21600 21600 0 21600 Z N"/></draw:custom-shape></text:span></text:p>
      <text:h text:style-name="P138" text:outline-level="3"><text:span text:style-name="T139">🎓</text:span><text:span text:style-name="T140"><text:s/>Education</text:span></text:h>
      <text:p text:style-name="P141"><text:span text:style-name="T142">MEST / Generation Ghana</text:span><text:span text:style-name="T143"><text:line-break/></text:span><text:span text:style-name="T144">Web Development Program</text:span><text:span text:style-name="T145"><text:s/>–<text:s/></text:span><text:span text:style-name="T146">Graduated: July 2025</text:span></text:p>
      <text:p text:style-name="P147"><text:span text:style-name="T148">Man &amp; Robot, Accra-Ghana</text:span><text:span text:style-name="T149"><text:line-break/></text:span><text:span text:style-name="T150">Digital Marketing / Online Store Management</text:span><text:span text:style-name="T151"><text:s/>–<text:s/></text:span><text:span text:style-name="T152">Graduated: April 2022</text:span></text:p>
      <text:p text:style-name="P153"><text:span text:style-name="T154">University of Ghana, Accra-Ghana</text:span><text:span text:style-name="T155"><text:line-break/></text:span><text:span text:style-name="T156">BA Political Science and French</text:span><text:span text:style-name="T157"><text:s/>–<text:s/></text:span><text:span text:style-name="T158">Graduated: September 2020</text:span></text:p>
      <text:p text:style-name="P159"><text:span text:style-name="T160"><draw:custom-shape svg:x="0in" svg:y="0in" svg:width="45.51042in" svg:height="0.00139in" draw:z-index="0" draw:id="id5" draw:style-name="a5" draw:name="Horizontal Line 7" text:anchor-type="as-char"><svg:title/><svg:desc/><draw:enhanced-geometry draw:type="non-primitive" svg:viewBox="0 0 21600 21600" draw:enhanced-path="M 0 0 L 21600 0 21600 21600 0 21600 Z N"/></draw:custom-shape></text:span></text:p>
      <text:h text:style-name="P161" text:outline-level="3"><text:span text:style-name="T162">📄</text:span><text:span text:style-name="T163"><text:s/>Certifications</text:span></text:h>
      <text:p text:style-name="P164"><text:span text:style-name="T165">•<text:s/></text:span><text:span text:style-name="T166">SPSS</text:span><text:span text:style-name="T167"><text:s/>– DAL Consultancy Ltd, 2019</text:span><text:span text:style-name="T168"><text:line-break/>•<text:s/></text:span><text:span text:style-name="T169">Digital Marketing &amp; Online Store Management</text:span><text:span text:style-name="T170"><text:s/>– Man &amp; Robot, 20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Yu Gothic UI Semilight" svg:font-family="Yu Gothic UI Semilight" style:font-family-generic="swiss" style:font-pitch="variable" svg:panose-1="2 11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H" style:language-asian="en" style:country-asian="GH"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tience Grace</meta:initial-creator>
    <dc:creator>Patience Grace</dc:creator>
    <meta:creation-date>2025-08-05T21:53:00Z</meta:creation-date>
    <dc:date>2025-08-05T21:59:00Z</dc:date>
    <meta:template xlink:href="Normal" xlink:type="simple"/>
    <meta:editing-cycles>1</meta:editing-cycles>
    <meta:editing-duration>PT360S</meta:editing-duration>
    <meta:document-statistic meta:page-count="4" meta:paragraph-count="8" meta:word-count="600" meta:character-count="4016" meta:row-count="28" meta:non-whitespace-character-count="3424"/>
  </office:meta>
</office:document-meta>
</file>